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Source Sans Pro" svg:font-family="'Source Sans Pro', 'Lucida Grande', sans-serif"/>
    <style:font-face style:name="monospace" svg:font-family="monospace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37c79c" officeooo:paragraph-rsid="0037c79c"/>
    </style:style>
    <style:style style:name="P2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3829c4" officeooo:paragraph-rsid="003829c4"/>
    </style:style>
    <style:style style:name="P3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38ee42" officeooo:paragraph-rsid="0038ee42"/>
    </style:style>
    <style:style style:name="P4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3af075" officeooo:paragraph-rsid="003af075"/>
    </style:style>
    <style:style style:name="P5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4103e3" officeooo:paragraph-rsid="004103e3"/>
    </style:style>
    <style:style style:name="P6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43a9a9" officeooo:paragraph-rsid="0043a9a9"/>
    </style:style>
    <style:style style:name="P7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45bcf2" officeooo:paragraph-rsid="0045bcf2"/>
    </style:style>
    <style:style style:name="P8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476552" officeooo:paragraph-rsid="00476552"/>
    </style:style>
    <style:style style:name="P9" style:family="paragraph" style:parent-style-name="Standard">
      <style:text-properties fo:font-variant="normal" fo:text-transform="none" fo:color="#d4d4d4" style:font-name="Droid Sans Mono" fo:font-size="13.5pt" fo:letter-spacing="normal" fo:font-style="normal" fo:font-weight="normal" officeooo:rsid="0038ee42" officeooo:paragraph-rsid="0038ee42" fo:background-color="#1e1e1e"/>
    </style:style>
    <style:style style:name="P10" style:family="paragraph" style:parent-style-name="Standard">
      <style:text-properties fo:font-variant="normal" fo:text-transform="none" fo:color="#d4d4d4" style:font-name="Droid Sans Mono" fo:font-size="13.5pt" fo:letter-spacing="normal" fo:font-style="normal" fo:font-weight="normal" officeooo:rsid="0043a9a9" officeooo:paragraph-rsid="0043a9a9" fo:background-color="#1e1e1e"/>
    </style:style>
    <style:style style:name="P11" style:family="paragraph" style:parent-style-name="Standard">
      <style:text-properties fo:font-variant="normal" fo:text-transform="none" fo:color="#d4d4d4" style:font-name="Droid Sans Mono" fo:font-size="13.5pt" fo:letter-spacing="normal" fo:font-style="normal" fo:font-weight="normal" officeooo:rsid="00476552" officeooo:paragraph-rsid="00476552" fo:background-color="#1e1e1e"/>
    </style:style>
    <style:style style:name="P12" style:family="paragraph" style:parent-style-name="Standard">
      <style:text-properties fo:font-variant="normal" fo:text-transform="none" fo:color="#6a9955" style:font-name="Droid Sans Mono" fo:font-size="13.5pt" fo:letter-spacing="normal" fo:font-style="normal" fo:font-weight="normal" officeooo:rsid="003af075" officeooo:paragraph-rsid="003af075" fo:background-color="#1e1e1e"/>
    </style:style>
    <style:style style:name="P13" style:family="paragraph" style:parent-style-name="Standard">
      <style:text-properties fo:font-variant="normal" fo:text-transform="none" fo:color="#6a9955" style:font-name="Droid Sans Mono" fo:font-size="13.5pt" fo:letter-spacing="normal" fo:font-style="normal" fo:font-weight="normal" officeooo:rsid="004103e3" officeooo:paragraph-rsid="004103e3" fo:background-color="#1e1e1e"/>
    </style:style>
    <style:style style:name="P14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15" style:family="paragraph" style:parent-style-name="Standard">
      <style:paragraph-properties fo:margin-top="0cm" fo:margin-bottom="0.499cm" loext:contextual-spacing="false" style:line-height-at-least="0.635cm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dcdcaa"/>
    </style:style>
    <style:style style:name="T4" style:family="text">
      <style:text-properties fo:color="#ce9178"/>
    </style:style>
    <style:style style:name="T5" style:family="text">
      <style:text-properties officeooo:rsid="00423ab0"/>
    </style:style>
    <style:style style:name="T6" style:family="text">
      <style:text-properties fo:color="#c586c0"/>
    </style:style>
    <style:style style:name="T7" style:family="text">
      <style:text-properties fo:color="#808080"/>
    </style:style>
    <style:style style:name="T8" style:family="text">
      <style:text-properties officeooo:rsid="00469549"/>
    </style:style>
    <style:style style:name="T9" style:family="text">
      <style:text-properties officeooo:rsid="00477a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Connect flash needs express session so </text:p>
      <text:p text:style-name="P1"/>
      <text:p text:style-name="P2">npm install express-session connect-flash</text:p>
      <text:p text:style-name="P2"/>
      <text:p text:style-name="P3">2 - </text:p>
      <text:p text:style-name="P9"><text:span text:style-name="T1">var</text:span> <text:span text:style-name="T2">flash</text:span> = <text:span text:style-name="T3">require</text:span>(<text:span text:style-name="T4">'connect-flash'</text:span>);</text:p>
      <text:p text:style-name="P14"><text:span text:style-name="T1">var</text:span> <text:span text:style-name="T2">session</text:span> = <text:span text:style-name="T3">require</text:span>(<text:span text:style-name="T4">'express-session'</text:span>);</text:p>
      <text:p text:style-name="P3"/>
      <text:p text:style-name="P3"/>
      <text:p text:style-name="P4">3 - </text:p>
      <text:p text:style-name="P12">// Express session middleware</text:p>
      <text:p text:style-name="P14"><text:span text:style-name="T2">app</text:span>.<text:span text:style-name="T3">use</text:span>(<text:span text:style-name="T3">session</text:span>({</text:p>
      <text:p text:style-name="P14"><text:span text:style-name="T2">secret:</text:span> <text:span text:style-name="T4">'secret'</text:span>,</text:p>
      <text:p text:style-name="P14"><text:span text:style-name="T2">resave:</text:span> <text:span text:style-name="T1">true</text:span>,</text:p>
      <text:p text:style-name="P14"><text:span text:style-name="T2">saveUninitialized:</text:span> <text:span text:style-name="T1">true</text:span>,</text:p>
      <text:p text:style-name="P14">}));</text:p>
      <text:p text:style-name="P14"/>
      <text:p text:style-name="P4"/>
      <text:p text:style-name="P12">// Connect flash middleware</text:p>
      <text:p text:style-name="P14"><text:span text:style-name="T2">app</text:span>.<text:span text:style-name="T3">use</text:span>(<text:span text:style-name="T3">flash</text:span>());</text:p>
      <text:p text:style-name="P4"/>
      <text:p text:style-name="P4"/>
      <text:p text:style-name="P4"/>
      <text:p text:style-name="P5">4 – <text:span text:style-name="T5">set global variables for errors</text:span></text:p>
      <text:p text:style-name="P5"/>
      <text:p text:style-name="P13">// Global variables</text:p>
      <text:p text:style-name="P14"><text:span text:style-name="T2">app</text:span>.<text:span text:style-name="T3">use</text:span>((<text:span text:style-name="T2">req</text:span>,<text:span text:style-name="T2">res</text:span>,<text:span text:style-name="T2">next</text:span>) <text:span text:style-name="T1">=&gt;</text:span> {</text:p>
      <text:p text:style-name="P14"><text:span text:style-name="T2">res</text:span>.<text:span text:style-name="T2">locals</text:span>.<text:span text:style-name="T2">success_msg</text:span> = <text:span text:style-name="T2">req</text:span>.<text:span text:style-name="T3">flash</text:span>(<text:span text:style-name="T4">'success_msg'</text:span>);</text:p>
      <text:p text:style-name="P14"><text:span text:style-name="T2">res</text:span>.<text:span text:style-name="T2">locals</text:span>.<text:span text:style-name="T2">error_msg</text:span> = <text:span text:style-name="T2">req</text:span>.<text:span text:style-name="T3">flash</text:span>(<text:span text:style-name="T4">'error_msg'</text:span>);</text:p>
      <text:p text:style-name="P14"><text:span text:style-name="T2">res</text:span>.<text:span text:style-name="T2">locals</text:span>.<text:span text:style-name="T2">error</text:span> = <text:span text:style-name="T2">req</text:span>.<text:span text:style-name="T3">flash</text:span>(<text:span text:style-name="T4">'error'</text:span>);</text:p>
      <text:p text:style-name="P14"><text:span text:style-name="T3">next</text:span>();</text:p>
      <text:p text:style-name="P14">});</text:p>
      <text:p text:style-name="P5"/>
      <text:p text:style-name="P5"/>
      <text:p text:style-name="P6">5 - </text:p>
      <text:p text:style-name="P6">Create a partials _msg for error msg </text:p>
      <text:p text:style-name="P10"><text:span text:style-name="T3">{{</text:span><text:span text:style-name="T6">#if</text:span> <text:span text:style-name="T2">success_msg</text:span><text:span text:style-name="T3">}}</text:span></text:p>
      <text:p text:style-name="P14"><text:span text:style-name="T7">&lt;</text:span><text:span text:style-name="T1">div</text:span> <text:span text:style-name="T2">class=</text:span><text:span text:style-name="T4">"alert alert-success"</text:span><text:span text:style-name="T7">&gt;</text:span></text:p>
      <text:p text:style-name="P14"><text:span text:style-name="T3">{{</text:span><text:span text:style-name="T2">success_msg</text:span><text:span text:style-name="T3">}}</text:span></text:p>
      <text:p text:style-name="P14"><text:span text:style-name="T7">&lt;/</text:span><text:span text:style-name="T1">div</text:span><text:span text:style-name="T7">&gt;</text:span></text:p>
      <text:p text:style-name="P14"><text:span text:style-name="T3">{{</text:span><text:span text:style-name="T6">/if</text:span><text:span text:style-name="T3">}}</text:span></text:p>
      <text:p text:style-name="P15"/>
      <text:p text:style-name="P14"><text:span text:style-name="T3">{{</text:span><text:span text:style-name="T6">#if</text:span> <text:span text:style-name="T2">error_msg</text:span><text:span text:style-name="T3">}}</text:span></text:p>
      <text:p text:style-name="P14"><text:span text:style-name="T7">&lt;</text:span><text:span text:style-name="T1">div</text:span> <text:span text:style-name="T2">class=</text:span><text:span text:style-name="T4">"alert alert-danger"</text:span><text:span text:style-name="T7">&gt;</text:span></text:p>
      <text:p text:style-name="P14"><text:soft-page-break/><text:span text:style-name="T3">{{</text:span><text:span text:style-name="T2">error_msg</text:span><text:span text:style-name="T3">}}</text:span></text:p>
      <text:p text:style-name="P14"><text:span text:style-name="T7">&lt;/</text:span><text:span text:style-name="T1">div</text:span><text:span text:style-name="T7">&gt;</text:span></text:p>
      <text:p text:style-name="P14"><text:span text:style-name="T3">{{</text:span><text:span text:style-name="T6">/if</text:span><text:span text:style-name="T3">}}</text:span></text:p>
      <text:p text:style-name="P6"/>
      <text:p text:style-name="P6"/>
      <text:p text:style-name="P7">and use this partial inside pages <text:span text:style-name="T8">below navbar</text:span></text:p>
      <text:p text:style-name="P7"/>
      <text:p text:style-name="P7"/>
      <text:p text:style-name="P7"/>
      <text:p text:style-name="P8">6 – <text:span text:style-name="T9">use connect flash before redirect</text:span></text:p>
      <text:p text:style-name="P8"/>
      <text:p text:style-name="P11"><text:span text:style-name="T2">app</text:span>.<text:span text:style-name="T3">delete</text:span>(<text:span text:style-name="T4">'/stories/:id'</text:span>,(<text:span text:style-name="T2">req</text:span>,<text:span text:style-name="T2">res</text:span>) <text:span text:style-name="T1">=&gt;</text:span> {</text:p>
      <text:p text:style-name="P14"><text:span text:style-name="T2">Story</text:span>.<text:span text:style-name="T3">remove</text:span>({</text:p>
      <text:p text:style-name="P14"><text:span text:style-name="T2">_id:req</text:span>.<text:span text:style-name="T2">params</text:span>.<text:span text:style-name="T2">id</text:span></text:p>
      <text:p text:style-name="P14">})</text:p>
      <text:p text:style-name="P14">.<text:span text:style-name="T3">then</text:span>(() <text:span text:style-name="T1">=&gt;</text:span> {</text:p>
      <text:p text:style-name="P14"><text:span text:style-name="T2">req</text:span>.<text:span text:style-name="T3">flash</text:span>(<text:span text:style-name="T4">'success_msg'</text:span>,<text:span text:style-name="T4">'Video idea removed'</text:span>);</text:p>
      <text:p text:style-name="P14"><text:span text:style-name="T2">res</text:span>.<text:span text:style-name="T3">redirect</text:span>(<text:span text:style-name="T4">'/stories'</text:span>);</text:p>
      <text:p text:style-name="P14">});</text:p>
      <text:p text:style-name="P14">});</text:p>
      <text:p text:style-name="P8"/>
      <text:p text:style-name="P8"/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Source Sans Pro" svg:font-family="'Source Sans Pro', 'Lucida Grande', sans-serif"/>
    <style:font-face style:name="monospace" svg:font-family="monospace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3:38:23.995901701</meta:creation-date>
    <dc:date>2018-09-12T20:05:39.400594127</dc:date>
    <meta:editing-duration>PT1H38M45S</meta:editing-duration>
    <meta:editing-cycles>51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117" meta:character-count="985" meta:non-whitespace-character-count="905"/>
  </office:meta>
</office:document-meta>
</file>